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5cfe3" officeooo:paragraph-rsid="0015cfe3" style:font-weight-asian="bold" style:font-weight-complex="bold"/>
    </style:style>
    <style:style style:name="P2" style:family="paragraph" style:parent-style-name="Standard">
      <style:text-properties fo:font-weight="bold" officeooo:rsid="0018ae88" officeooo:paragraph-rsid="0018ae88" style:font-weight-asian="bold" style:font-weight-complex="bold"/>
    </style:style>
    <style:style style:name="P3" style:family="paragraph" style:parent-style-name="Standard">
      <style:text-properties fo:font-weight="bold" officeooo:rsid="0019f672" officeooo:paragraph-rsid="0019f672" style:font-weight-asian="bold" style:font-weight-complex="bold"/>
    </style:style>
    <style:style style:name="P4" style:family="paragraph" style:parent-style-name="Standard">
      <style:text-properties fo:font-weight="bold" officeooo:rsid="001bd7d9" officeooo:paragraph-rsid="001bd7d9" style:font-weight-asian="bold" style:font-weight-complex="bold"/>
    </style:style>
    <style:style style:name="P5" style:family="paragraph" style:parent-style-name="Standard">
      <style:text-properties fo:font-weight="bold" officeooo:rsid="001dc4ff" officeooo:paragraph-rsid="001dc4ff" style:font-weight-asian="bold" style:font-weight-complex="bold"/>
    </style:style>
    <style:style style:name="P6" style:family="paragraph" style:parent-style-name="Standard">
      <style:text-properties fo:font-weight="bold" officeooo:rsid="0013180a" officeooo:paragraph-rsid="0013180a" style:font-weight-asian="bold" style:font-weight-complex="bold"/>
    </style:style>
    <style:style style:name="P7" style:family="paragraph" style:parent-style-name="Standard">
      <style:text-properties fo:font-weight="normal" officeooo:rsid="0013180a" officeooo:paragraph-rsid="0013180a" style:font-weight-asian="normal" style:font-weight-complex="normal"/>
    </style:style>
    <style:style style:name="P8" style:family="paragraph" style:parent-style-name="Standard">
      <style:text-properties fo:font-weight="normal" officeooo:rsid="0013180a" officeooo:paragraph-rsid="00151828" style:font-weight-asian="normal" style:font-weight-complex="normal"/>
    </style:style>
    <style:style style:name="P9" style:family="paragraph" style:parent-style-name="Standard">
      <style:text-properties fo:font-weight="normal" officeooo:rsid="0014338a" officeooo:paragraph-rsid="0014338a" style:font-weight-asian="normal" style:font-weight-complex="normal"/>
    </style:style>
    <style:style style:name="P10" style:family="paragraph" style:parent-style-name="Standard">
      <style:text-properties fo:font-weight="normal" officeooo:rsid="0014338a" officeooo:paragraph-rsid="0019f672" style:font-weight-asian="normal" style:font-weight-complex="normal"/>
    </style:style>
    <style:style style:name="P11" style:family="paragraph" style:parent-style-name="Standard">
      <style:text-properties fo:font-weight="normal" officeooo:rsid="0015cfe3" officeooo:paragraph-rsid="0015cfe3" style:font-weight-asian="normal" style:font-weight-complex="normal"/>
    </style:style>
    <style:style style:name="P12" style:family="paragraph" style:parent-style-name="Standard">
      <style:text-properties fo:font-weight="normal" officeooo:rsid="00166410" officeooo:paragraph-rsid="00166410" style:font-weight-asian="normal" style:font-weight-complex="normal"/>
    </style:style>
    <style:style style:name="P13" style:family="paragraph" style:parent-style-name="Standard">
      <style:text-properties fo:font-weight="normal" officeooo:rsid="00170e46" officeooo:paragraph-rsid="00170e46" style:font-weight-asian="normal" style:font-weight-complex="normal"/>
    </style:style>
    <style:style style:name="P14" style:family="paragraph" style:parent-style-name="Standard">
      <style:text-properties fo:font-weight="normal" officeooo:rsid="0018ae88" officeooo:paragraph-rsid="0018ae88" style:font-weight-asian="normal" style:font-weight-complex="normal"/>
    </style:style>
    <style:style style:name="P15" style:family="paragraph" style:parent-style-name="Standard">
      <style:text-properties fo:font-weight="normal" officeooo:rsid="0019f672" officeooo:paragraph-rsid="0019f672" style:font-weight-asian="normal" style:font-weight-complex="normal"/>
    </style:style>
    <style:style style:name="P16" style:family="paragraph" style:parent-style-name="Standard">
      <style:text-properties fo:font-weight="normal" officeooo:rsid="0019f672" officeooo:paragraph-rsid="00151828" style:font-weight-asian="normal" style:font-weight-complex="normal"/>
    </style:style>
    <style:style style:name="P17" style:family="paragraph" style:parent-style-name="Standard">
      <style:text-properties fo:font-weight="normal" officeooo:rsid="001bd7d9" officeooo:paragraph-rsid="001bd7d9" style:font-weight-asian="normal" style:font-weight-complex="normal"/>
    </style:style>
    <style:style style:name="P18" style:family="paragraph" style:parent-style-name="Standard">
      <style:text-properties fo:font-weight="normal" officeooo:rsid="001c93ae" officeooo:paragraph-rsid="001c93ae" style:font-weight-asian="normal" style:font-weight-complex="normal"/>
    </style:style>
    <style:style style:name="P19" style:family="paragraph" style:parent-style-name="Standard">
      <style:text-properties fo:font-weight="normal" officeooo:rsid="001dc4ff" officeooo:paragraph-rsid="001dc4ff" style:font-weight-asian="normal" style:font-weight-complex="normal"/>
    </style:style>
    <style:style style:name="P20" style:family="paragraph" style:parent-style-name="Standard">
      <style:text-properties fo:font-size="10pt" fo:font-weight="normal" officeooo:rsid="0018ae88" officeooo:paragraph-rsid="0018ae88" style:font-size-asian="10pt" style:font-weight-asian="normal" style:font-size-complex="10pt" style:font-weight-complex="normal"/>
    </style:style>
    <style:style style:name="P21" style:family="paragraph" style:parent-style-name="Standard">
      <style:text-properties fo:font-size="10pt" fo:font-weight="normal" officeooo:rsid="001dc4ff" officeooo:paragraph-rsid="001dc4ff" style:font-size-asian="10pt" style:font-weight-asian="normal" style:font-size-complex="10pt" style:font-weight-complex="normal"/>
    </style:style>
    <style:style style:name="P22" style:family="paragraph" style:parent-style-name="Standard">
      <style:text-properties fo:font-size="10pt" fo:font-weight="normal" officeooo:rsid="0013180a" officeooo:paragraph-rsid="0013180a" style:font-size-asian="10pt" style:font-weight-asian="normal" style:font-size-complex="10pt" style:font-weight-complex="normal"/>
    </style:style>
    <style:style style:name="P23" style:family="paragraph" style:parent-style-name="Standard">
      <style:text-properties fo:font-size="10pt" fo:font-weight="normal" officeooo:rsid="0015cfe3" officeooo:paragraph-rsid="0015cfe3" style:font-size-asian="8.75pt" style:font-weight-asian="normal" style:font-size-complex="10pt" style:font-weight-complex="normal"/>
    </style:style>
    <style:style style:name="P24" style:family="paragraph" style:parent-style-name="Standard">
      <style:text-properties fo:font-size="10pt" fo:font-weight="normal" officeooo:rsid="001bd7d9" officeooo:paragraph-rsid="001bd7d9" style:font-size-asian="8.75pt" style:font-weight-asian="normal" style:font-size-complex="10pt" style:font-weight-complex="normal"/>
    </style:style>
    <style:style style:name="P25" style:family="paragraph" style:parent-style-name="Standard">
      <style:text-properties fo:font-size="10pt" fo:font-weight="normal" officeooo:rsid="0019f672" officeooo:paragraph-rsid="0019f672" style:font-size-asian="8.75pt" style:font-weight-asian="normal" style:font-size-complex="10pt" style:font-weight-complex="normal"/>
    </style:style>
    <style:style style:name="T1" style:family="text">
      <style:text-properties officeooo:rsid="0014338a"/>
    </style:style>
    <style:style style:name="T2" style:family="text">
      <style:text-properties officeooo:rsid="00166410"/>
    </style:style>
    <style:style style:name="T3" style:family="text">
      <style:text-properties officeooo:rsid="00170e46"/>
    </style:style>
    <style:style style:name="T4" style:family="text">
      <style:text-properties officeooo:rsid="001bd7d9"/>
    </style:style>
    <style:style style:name="T5" style:family="text">
      <style:text-properties officeooo:rsid="001c93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pgift 1:</text:p>
      <text:p text:style-name="P20">Skapa ett klasskelett (enbart deklarationer) för att beskriva ("modellera") ett linjerat papper. Tänk t.ex. att olika papper skall finnas som en del av ett datorspel, och en spelare skall kunna interagera med papper. Tänk igenom vilka medlemsfunktioner som behöver finnas för att den programmerare som skriver koden för spelaren skall kunna låta spelaren interagera med olika papper. </text:p>
      <text:p text:style-name="P14"/>
      <text:p text:style-name="P14">// papper.h</text:p>
      <text:p text:style-name="P14">class Papper</text:p>
      <text:p text:style-name="P14">{</text:p>
      <text:p text:style-name="P14"><text:tab/>private:</text:p>
      <text:p text:style-name="P14"><text:tab/><text:tab/>int width;</text:p>
      <text:p text:style-name="P14"><text:tab/><text:tab/>int height;</text:p>
      <text:p text:style-name="P14"><text:tab/><text:tab/>double lineHeight const;</text:p>
      <text:p text:style-name="P14"><text:tab/><text:tab/>std::vector&lt;std::string&gt; text;</text:p>
      <text:p text:style-name="P14"><text:tab/><text:tab/></text:p>
      <text:p text:style-name="P14"><text:tab/>public:</text:p>
      <text:p text:style-name="P14"><text:tab/><text:tab/>std::string readAll() const;</text:p>
      <text:p text:style-name="P14"><text:tab/><text:tab/>std::string readLine(int line) const;</text:p>
      <text:p text:style-name="P14"><text:tab/><text:tab/></text:p>
      <text:p text:style-name="P14"><text:tab/><text:tab/>bool eraseLine(int line);</text:p>
      <text:p text:style-name="P14"><text:tab/><text:tab/>bool writeToLine(std::string text, int line);</text:p>
      <text:p text:style-name="P14"><text:tab/><text:tab/>bool writeToEnd(std::string text);</text:p>
      <text:p text:style-name="P14"><text:tab/><text:tab/></text:p>
      <text:p text:style-name="P14"><text:tab/><text:tab/>int getWidth() const;</text:p>
      <text:p text:style-name="P14"><text:tab/><text:tab/>int getHeight() const;</text:p>
      <text:p text:style-name="P14"><text:tab/><text:tab/>double getLineHeight() const;</text:p>
      <text:p text:style-name="P14"><text:tab/><text:tab/></text:p>
      <text:p text:style-name="P14">}</text:p>
      <text:p text:style-name="P16"/>
      <text:p text:style-name="P15">Jag sätter width, height, lineHeight och texten till private då man inte ska kunna nå dessa variabler utanför klassen. <text:s/>LineHeight är även const då man inte kan ändra det på ett riktigt papper.</text:p>
      <text:p text:style-name="P8"/>
      <text:p text:style-name="P5">Uppgift 5:</text:p>
      <text:p text:style-name="P21">CRC står för Class, Responsibility, Collaboration. I vilket sammanhang används detta och varför är det viktigt? </text:p>
      <text:p text:style-name="P5"/>
      <text:p text:style-name="P19">CRC används som ett verktyg för att brainstorma. Det är ett kort som är indelat i 3 olika sektioner, namnet av klassen, dens ansvar och dens medarbetare.</text:p>
      <text:p text:style-name="P5">Måla exempel med detta:</text:p>
      <text:p text:style-name="P19">Class: AIRCRAFT</text:p>
      <text:p text:style-name="P19">Ansvar: Lyfta, landa</text:p>
      <text:p text:style-name="P19">Medarbetare: Flygplats, pilot</text:p>
      <text:p text:style-name="P19"/>
      <text:p text:style-name="P19">Detta ger en bra bild på vad för olika funktioner vi behöver i klassen och även andra klasser som vi kommer behöva skapa för att detta ska funka. I detta exemplet behöver vi en klass för ”airport” och ”pilot”. Detta är ett väldigt bra verktyg eftersom man kan bestämma vilka klasser och funktioner som ska finnas innan man börjar programmera.</text:p>
      <text:p text:style-name="P7"/>
      <text:p text:style-name="P6">Uppgift 6:</text:p>
      <text:p text:style-name="P22">Förklara begreppet abstraktion ("abstraction") och visa några bra och dåliga exempel på abstraktion i C++ för att tydliggöra din poäng. </text:p>
      <text:p text:style-name="P22"/>
      <text:p text:style-name="P7">Abstraktion är när man delar upp sin kod i flera olika delar, detta är väldigt bra att göra då du slipper repetera dig själv när du programmerar <text:span text:style-name="T1">vilket sparar tid. Med olika delar menar jag att man ska dela upp systemet i olika funktioner och olika klasser.</text:span></text:p>
      <text:p text:style-name="P7"><text:soft-page-break/></text:p>
      <text:p text:style-name="P12">Abstraktion handlar mycket om klasser, om jag tar ett exempel med en bil.</text:p>
      <text:p text:style-name="P12">Om bilen är en egen instance av en klass så innehåller självklart bilen många olika delar, den innehåller bland annat en motor som i sig innehåller olika delar. Motorn kan då vara en egen instance av en annan klass som heter motor. Den klassen ska veta hur mycket olja den har, den ska kunna hantera startmotorn osv. Då kan startmotorn i sig vara en egen instance av en annan klass.</text:p>
      <text:p text:style-name="P12">Poängen med detta är att man ska bryta ner ett stort problem i många små olika delproblem vilket gör att du kan återanvända koden.</text:p>
      <text:p text:style-name="P7"/>
      <text:p text:style-name="P9">Exempel:</text:p>
      <text:p text:style-name="P9">Tänk att du ska göra ett program för en bil, du gör en funktion som ska renovera bilen, den funktionen ska byta däcken på bilen, lackera bilen, byta motorn och fixa lite andra saker. Tänk sedan att du bara vill byta däcken på bilen, du kan inte använda din gamla funktion eftersom då måste du renovera hela bilen igen. Du måste istället skriva exakt samma kod som du gjorde när du byte däcken på bilen.</text:p>
      <text:p text:style-name="P10">Om du istället skulle göra en funktion för att byta däcken på bilen, en funktion för att lackera om bilen och en annan funktion för att byta motorn så skulle du kunna kalla på funktionen som byter däcken på bilen. Detta sparar väldigt mycket tid och i ett stort projekt så är detta viktigt då du även sparar pengar.</text:p>
      <text:p text:style-name="P9"/>
      <text:p text:style-name="P12">//car.h</text:p>
      <text:p text:style-name="P12">class Car</text:p>
      <text:p text:style-name="P12">{</text:p>
      <text:p text:style-name="P12"><text:tab/>private:</text:p>
      <text:p text:style-name="P12"><text:tab/><text:tab/>Engine engine;</text:p>
      <text:p text:style-name="P12"><text:tab/><text:tab/>// Privata variabler och funktioner</text:p>
      <text:p text:style-name="P12"><text:tab/>public:</text:p>
      <text:p text:style-name="P12"><text:tab/><text:tab/>bool startCar();</text:p>
      <text:p text:style-name="P12">}</text:p>
      <text:p text:style-name="P12"/>
      <text:p text:style-name="P12">//car.cc</text:p>
      <text:p text:style-name="P12">bool Car::startCar()</text:p>
      <text:p text:style-name="P12">{</text:p>
      <text:p text:style-name="P12"><text:tab/>engine.startEngine();</text:p>
      <text:p text:style-name="P12"><text:tab/>// Fortsätter starta bilen</text:p>
      <text:p text:style-name="P12">}</text:p>
      <text:p text:style-name="P12"/>
      <text:p text:style-name="P9">// <text:span text:style-name="T2">main.cc</text:span></text:p>
      <text:p text:style-name="P12">int main()</text:p>
      <text:p text:style-name="P12">{</text:p>
      <text:p text:style-name="P12"><text:tab/>Car aCar;</text:p>
      <text:p text:style-name="P12"><text:tab/>aCar.startCar();</text:p>
      <text:p text:style-name="P12">}</text:p>
      <text:p text:style-name="P9"/>
      <text:p text:style-name="P1">Uppgift 7:</text:p>
      <text:p text:style-name="P23">Förklara begreppet abstraktion ("abstraction") och visa några bra och dåliga exempel på abstraktion i C++ för att tydliggöra din poäng. </text:p>
      <text:p text:style-name="P11"/>
      <text:p text:style-name="P11">Inkapsling är när man gör sina variabler eller funktioner private eller public(global). Detta är för att ”gömma” dessa variabler och funktioner från resten av systemet. Fördelen med detta är att det blir simplare för användaren då han bara kan komma åt de ”publica” funktionern<text:span text:style-name="T2">a och inte behöver bry sig om funktionerna som är private.</text:span></text:p>
      <text:p text:style-name="P11"/>
      <text:p text:style-name="P11"><text:soft-page-break/>// <text:span text:style-name="T3">house.h</text:span></text:p>
      <text:p text:style-name="P13">class House</text:p>
      <text:p text:style-name="P13">{</text:p>
      <text:p text:style-name="P13"><text:tab/>private:</text:p>
      <text:p text:style-name="P13"><text:tab/><text:tab/>Wall walls;</text:p>
      <text:p text:style-name="P13"><text:tab/><text:tab/>Floor floor;</text:p>
      <text:p text:style-name="P13"><text:tab/><text:tab/>double width{};</text:p>
      <text:p text:style-name="P13"><text:tab/><text:tab/>double height{};</text:p>
      <text:p text:style-name="P13"><text:tab/><text:tab/>int numOfFloors{};</text:p>
      <text:p text:style-name="P13"><text:tab/>public:</text:p>
      <text:p text:style-name="P13"><text:tab/><text:tab/>Floor getFloor();</text:p>
      <text:p text:style-name="P13"><text:tab/><text:tab/>Wall getWall();</text:p>
      <text:p text:style-name="P13"><text:tab/><text:tab/>double getWidth();</text:p>
      <text:p text:style-name="P13"><text:tab/><text:tab/>double getHeight();</text:p>
      <text:p text:style-name="P13"><text:tab/><text:tab/>int getNumOfFloors();</text:p>
      <text:p text:style-name="P13">}</text:p>
      <text:p text:style-name="P11"/>
      <text:p text:style-name="P13">Inkapsling har mycket med klasser att göra, som jag sa så finns det private och public variabler. I detta exemplet så kan inte användaren ändra någon variabel som är private, för att göra det ännu säkrare så kan man även sätta variablerna som konstanter med ordet ”const”.</text:p>
      <text:p text:style-name="P13"/>
      <text:p text:style-name="P14">Ett dåligt exempel på inkapsling är ifall jag hade satt de variablerna som är private nu till public. Då skulle jag kunna nå de variablerna utanför klassen genom att använda house.width = 20;</text:p>
      <text:p text:style-name="P11"/>
      <text:p text:style-name="P12">Exempel på funktioner som är bra att ha private är variabler som inte ska kunna ändras <text:span text:style-name="T3">utanför klassen</text:span>, och variabler som inte ska kunna nås utanför klassen.</text:p>
      <text:p text:style-name="P12"/>
      <text:p text:style-name="P4">Uppgift 9:</text:p>
      <text:p text:style-name="P24">Visa med exempel i C++ vad som är skillnaden på en vanlig "fri" funktion och en medlemsfunktion. Tänk både på skillnad i vilka variabler funktionen har tillgång till och skillnad i hur funktionen anropas. </text:p>
      <text:p text:style-name="P17"/>
      <text:p text:style-name="P17">// <text:span text:style-name="T5">K</text:span>lass.cc</text:p>
      <text:p text:style-name="P17"/>
      <text:p text:style-name="P17">void <text:span text:style-name="T5">K</text:span>lass::fun()</text:p>
      <text:p text:style-name="P17">{</text:p>
      <text:p text:style-name="P17"><text:tab/>cout &lt;&lt; ”Medlemsfunktion”;</text:p>
      <text:p text:style-name="P17"><text:tab/>cout &lt;&lt; text;<text:tab/><text:tab/></text:p>
      <text:p text:style-name="P17">}</text:p>
      <text:p text:style-name="P17"/>
      <text:p text:style-name="P17">// main.cc</text:p>
      <text:p text:style-name="P17">void fun()</text:p>
      <text:p text:style-name="P17">{</text:p>
      <text:p text:style-name="P17"><text:tab/>cout &lt;&lt; ”Fri funktion”;</text:p>
      <text:p text:style-name="P17">}</text:p>
      <text:p text:style-name="P18">fun();</text:p>
      <text:p text:style-name="P18">test.fun();</text:p>
      <text:p text:style-name="P18"/>
      <text:p text:style-name="P18">Om klassen skulle ha private funktioner skulle klass::fun() kunna nå dom men inte void fun() då den inte är en del av den klassen. För att nå dom måste klassen ha get funktioner för variablerna.</text:p>
      <text:p text:style-name="P18"/>
      <text:p text:style-name="P3"/>
      <text:p text:style-name="P3"/>
      <text:p text:style-name="P3"/>
      <text:p text:style-name="P3"><text:soft-page-break/>Uppgift 13:</text:p>
      <text:p text:style-name="P25">Antag att du i ditt spel har en klass som representerar ett papper. Antag vidare att spelaren har klickat på en knapp som låter hen göra anteckningar på papperet. Skriv kod för ett huvudprogram som letar upp en tom rad på papperet och skriver dit den nya anteckningen. Du får anta att klassen har de funktioner du behöver (du kan alltid lägga till dem i uppgift 1 om de saknas). </text:p>
      <text:p text:style-name="P15"/>
      <text:p text:style-name="P15">// main.cc</text:p>
      <text:p text:style-name="P15">void buttonPressed(std::string text, Papper aPaper)</text:p>
      <text:p text:style-name="P15">{</text:p>
      <text:p text:style-name="P15"><text:tab/>int line = aPaper.getEmpyLine();</text:p>
      <text:p text:style-name="P15"><text:tab/>aPaper.writeToLine(line, text);</text:p>
      <text:p text:style-name="P15">}</text:p>
      <text:p text:style-name="P15"/>
      <text:p text:style-name="P15">Denna funktionen körs när man har tryckt på submit knappen, den tar emot två parametrar, texten som ska anteckna<text:span text:style-name="T4">s</text:span> samt en instance av klassen pap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15:10:38.847945743</meta:creation-date>
    <dc:date>2016-11-03T10:26:12.570534245</dc:date>
    <meta:editing-duration>PT37M55S</meta:editing-duration>
    <meta:editing-cycles>4</meta:editing-cycles>
    <meta:generator>LibreOffice/5.0.3.2$Linux_X86_64 LibreOffice_project/00m0$Build-2</meta:generator>
    <meta:print-date>2016-11-03T10:27:54.573051435</meta:print-date>
    <meta:document-statistic meta:table-count="0" meta:image-count="0" meta:object-count="0" meta:page-count="4" meta:paragraph-count="110" meta:word-count="1017" meta:character-count="6163" meta:non-whitespace-character-count="5170"/>
  </office:meta>
</office:document-meta>
</file>